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family="graphic" style:name="a12" style:parent-style-name="Graphics">
      <style:graphic-properties fo:border="0.01042in none" fo:background-color="transparent" style:wrap="parallel" style:wrap-contour="false" fo:clip="rect(-7.83893in, 0.32584in, 7.83893in, -0.30154in)" style:horizontal-rel="page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solid #000000" fo:background-color="transparent" fo:clip="rect(0in, 0in, 0in, 0.04474in)" draw:luminance="0%" draw:contrast="0%" draw:image-opacity="100%"/>
    </style:style>
    <style:style style:family="graphic" style:name="a1" style:parent-style-name="Graphics">
      <style:graphic-properties fo:border="0.01042in solid #000000" fo:background-color="transparent" fo:clip="rect(0.05374in, 0in, 0in, 0.05381in)" draw:luminance="0%" draw:contrast="0%" draw:image-opacity="100%"/>
    </style:style>
    <style:style style:family="graphic" style:name="a2" style:parent-style-name="Graphics">
      <style:graphic-properties fo:border="0.01042in solid #000000" fo:background-color="transparent" fo:clip="rect(0in, 0.00008in, 0in, 0.03444in)" draw:luminance="0%" draw:contrast="0%" draw:image-opacity="100%"/>
    </style:style>
    <style:style style:family="graphic" style:name="a3" style:parent-style-name="Graphics">
      <style:graphic-properties fo:border="0.01042in solid #000000" fo:background-color="transparent" fo:clip="rect(0in, 0in, 0in, 0.01528in)" draw:luminance="0%" draw:contrast="0%" draw:image-opacity="100%"/>
    </style:style>
    <style:style style:family="graphic" style:name="a4" style:parent-style-name="Graphics">
      <style:graphic-properties fo:border="0.01042in solid #000000" fo:background-color="transparent" fo:clip="rect(0in, 0in, 0in, 0.03045in)" draw:luminance="0%" draw:contrast="0%" draw:image-opacity="100%"/>
    </style:style>
    <style:style style:family="graphic" style:name="a5" style:parent-style-name="Graphics">
      <style:graphic-properties fo:border="0.01042in solid #000000" fo:background-color="transparent" fo:clip="rect(0in, 0.00007in, 0in, 0.04151in)" draw:luminance="0%" draw:contrast="0%" draw:image-opacity="100%"/>
    </style:style>
    <style:style style:family="graphic" style:name="a6" style:parent-style-name="Graphics">
      <style:graphic-properties fo:border="0.01042in solid #000000" fo:background-color="transparent" fo:clip="rect(0in, 0.00008in, 0in, 0.03621in)" draw:luminance="0%" draw:contrast="0%" draw:image-opacity="100%"/>
    </style:style>
    <style:style style:family="graphic" style:name="a7" style:parent-style-name="Graphics">
      <style:graphic-properties fo:border="0.01042in solid #000000" fo:background-color="transparent" fo:clip="rect(0.04666in, 0in, 0.00001in, 0.0196in)" draw:luminance="0%" draw:contrast="0%" draw:image-opacity="100%"/>
    </style:style>
    <style:style style:family="graphic" style:name="a8" style:parent-style-name="Graphics">
      <style:graphic-properties fo:border="0.01042in solid #000000" fo:background-color="transparent" fo:clip="rect(0in, -0.00009in, 0in, 0.01369in)" draw:luminance="0%" draw:contrast="0%" draw:image-opacity="100%"/>
    </style:style>
    <style:style style:family="graphic" style:name="a9" style:parent-style-name="Graphics">
      <style:graphic-properties fo:border="0.01042in solid #000000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solid #000000" fo:background-color="transparent" style:wrap="parallel" style:wrap-contour="false" fo:clip="rect(0in, 0in, 0in, 0.03349in)" style:horizontal-rel="page-content" style:vertical-rel="paragraph" style:horizontal-pos="right" style:vertical-pos="from-top" draw:luminance="0%" draw:contrast="0%" draw:image-opacity="100%"/>
    </style:style>
    <style:style style:family="graphic" style:name="a11" style:parent-style-name="Graphics">
      <style:graphic-properties fo:border="0.01042in solid #000000" fo:background-color="transparent" style:wrap="parallel" style:wrap-contour="false" fo:clip="rect(0in, 0in, 0in, 0.031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EPM EXPERIMENT 3</text:p>
      <text:p text:style-name="P7"/>
      <text:p text:style-name="P8"><draw:frame draw:style-name="a0" draw:name="Image2" text:anchor-type="as-char" svg:x="0in" svg:y="0in" svg:width="6.91667in" svg:height="1.31875in" style:rel-width="scale" style:rel-height="scale"><draw:image xlink:href="media/image1.png" xlink:type="simple" xlink:show="embed" xlink:actuate="onLoad"/><svg:title/><svg:desc/></draw:frame></text:p>
      <text:p text:style-name="P9"/>
      <text:p text:style-name="P10"><draw:frame draw:style-name="a1" draw:name="Image1" text:anchor-type="as-char" svg:x="0in" svg:y="0in" svg:width="6.91732in" svg:height="1.51148in" style:rel-width="scale" style:rel-height="scale"><draw:image xlink:href="media/image2.png" xlink:type="simple" xlink:show="embed" xlink:actuate="onLoad"/><svg:title/><svg:desc/></draw:frame></text:p>
      <text:p text:style-name="P11"/>
      <text:p text:style-name="P12"><draw:frame draw:style-name="a2" draw:name="Image3" text:anchor-type="as-char" svg:x="0in" svg:y="0in" svg:width="6.91732in" svg:height="3.10556in" style:rel-width="scale" style:rel-height="scale"><draw:image xlink:href="media/image3.png" xlink:type="simple" xlink:show="embed" xlink:actuate="onLoad"/><svg:title/><svg:desc/></draw:frame></text:p>
      <text:p text:style-name="P13"/>
      <text:p text:style-name="P14"><draw:frame draw:style-name="a3" draw:name="Image4" text:anchor-type="as-char" svg:x="0in" svg:y="0in" svg:width="6.91732in" svg:height="2.22153in" style:rel-width="scale" style:rel-height="scale"><draw:image xlink:href="media/image4.png" xlink:type="simple" xlink:show="embed" xlink:actuate="onLoad"/><svg:title/><svg:desc/></draw:frame></text:p>
      <text:p text:style-name="P15"/>
      <text:soft-page-break/>
      <text:p text:style-name="P16"><draw:frame draw:style-name="a4" draw:name="Image11" text:anchor-type="as-char" svg:x="0in" svg:y="0in" svg:width="6.91732in" svg:height="0.21875in" style:rel-width="scale" style:rel-height="scale"><draw:image xlink:href="media/image5.png" xlink:type="simple" xlink:show="embed" xlink:actuate="onLoad"/><svg:title/><svg:desc/></draw:frame></text:p>
      <text:p text:style-name="P17"/>
      <text:p text:style-name="P18"><draw:frame draw:style-name="a5" draw:name="Image5" text:anchor-type="as-char" svg:x="0in" svg:y="0in" svg:width="6.91732in" svg:height="0.81589in" style:rel-width="scale" style:rel-height="scale"><draw:image xlink:href="media/image6.png" xlink:type="simple" xlink:show="embed" xlink:actuate="onLoad"/><svg:title/><svg:desc/></draw:frame></text:p>
      <text:p text:style-name="P19"/>
      <text:p text:style-name="P20"><draw:frame draw:style-name="a6" draw:name="Image6" text:anchor-type="as-char" svg:x="0in" svg:y="0in" svg:width="6.91732in" svg:height="0.98958in" style:rel-width="scale" style:rel-height="scale"><draw:image xlink:href="media/image7.png" xlink:type="simple" xlink:show="embed" xlink:actuate="onLoad"/><svg:title/><svg:desc/></draw:frame></text:p>
      <text:p text:style-name="P21"/>
      <text:p text:style-name="P22"><draw:frame draw:style-name="a7" draw:name="Image7" text:anchor-type="as-char" svg:x="0in" svg:y="0in" svg:width="6.91732in" svg:height="1.02549in" style:rel-width="scale" style:rel-height="scale"><draw:image xlink:href="media/image8.png" xlink:type="simple" xlink:show="embed" xlink:actuate="onLoad"/><svg:title/><svg:desc/></draw:frame></text:p>
      <text:p text:style-name="P23"/>
      <text:p text:style-name="P24"><draw:frame draw:style-name="a8" draw:name="Image9" text:anchor-type="as-char" svg:x="0in" svg:y="0in" svg:width="6.91732in" svg:height="1.20694in" style:rel-width="scale" style:rel-height="scale"><draw:image xlink:href="media/image9.png" xlink:type="simple" xlink:show="embed" xlink:actuate="onLoad"/><svg:title/><svg:desc/></draw:frame></text:p>
      <text:p text:style-name="P25"/>
      <text:p text:style-name="P26"><draw:frame draw:style-name="a9" draw:name="Image10" text:anchor-type="as-char" svg:x="0in" svg:y="0in" svg:width="6.91732in" svg:height="2.02559in" style:rel-width="scale" style:rel-height="scale"><draw:image xlink:href="media/image10.png" xlink:type="simple" xlink:show="embed" xlink:actuate="onLoad"/><svg:title/><svg:desc/></draw:frame></text:p>
      <text:p text:style-name="P27"/>
      <text:p text:style-name="P28"/>
      <text:p text:style-name="P29"/>
      <text:p text:style-name="P30"/>
      <text:p text:style-name="P31"/>
      <text:soft-page-break/>
      <text:p text:style-name="P32"><draw:frame draw:z-index="251661824" draw:style-name="a10" draw:name="Image13" text:anchor-type="paragraph" svg:x="0in" svg:y="1.26508in" svg:width="6.91732in" svg:height="2.19722in" style:rel-width="scale" style:rel-height="scale"><draw:image xlink:href="media/image11.png" xlink:type="simple" xlink:show="embed" xlink:actuate="onLoad"/><svg:title/><svg:desc/></draw:frame><draw:frame draw:z-index="251660800" draw:style-name="a11" draw:name="Image12" text:anchor-type="paragraph" svg:x="0.03295in" svg:y="0.02134in" svg:width="6.91732in" svg:height="0.89514in" style:rel-width="scale" style:rel-height="scale"><draw:image xlink:href="media/image12.png" xlink:type="simple" xlink:show="embed" xlink:actuate="onLoad"/><svg:title/><svg:desc/></draw:frame></text:p>
      <text:p text:style-name="P33"/>
      <text:p text:style-name="P34"/>
      <text:p text:style-name="P35"/>
      <text:p text:style-name="P36"/>
      <text:p text:style-name="P37"/>
      <text:p text:style-name="P38"><draw:frame draw:z-index="251656704" draw:style-name="a12" draw:name="Image8" text:anchor-type="paragraph" svg:x="0.72778in" svg:y="2.14167in" svg:width="6.45278in" svg:height="2.72847in" style:rel-width="scale" style:rel-height="scale"><draw:image xlink:href="media/image13.png" xlink:type="simple" xlink:show="embed" xlink:actuate="onLoad"/><svg:title/><svg:desc/></draw:frame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098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  <style:text-properties style:font-name="Calibri" style:font-name-complex="Calibri" fo:font-style="italic" style:font-style-asian="italic" style:font-style-complex="italic" fo:language="en" fo:country="US"/>
    </style:style>
    <style:style style:name="P3" style:parent-style-name="Header" style:family="paragraph">
      <style:paragraph-properties fo:text-align="end"/>
      <style:text-properties style:font-name="Calibri" style:font-name-complex="Calibri" fo:font-style="italic" style:font-style-asian="italic" style:font-style-complex="italic" fo:language="en" fo:country="US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font-name="Calibri" style:font-name-complex="Calibri" fo:font-size="9pt" style:font-size-asian="9pt" style:font-size-complex="9pt"/>
    </style:style>
    <style:style style:name="T6" style:parent-style-name="DefaultParagraphFont" style:family="text">
      <style:text-properties style:font-name="Calibri" style:font-name-complex="Calibri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PARTHIVI GAIKWAD</text:p>
        <text:p text:style-name="P3">221102002 aids</text:p>
      </style:header>
      <style:footer>
        <text:p text:style-name="P4"><text:span text:style-name="T5">SEPM 3-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RTHIVI GAIKWAD</dc:creator>
    <meta:creation-date>2024-02-06T12:22:00Z</meta:creation-date>
    <dc:date>2024-02-09T16:30:00Z</dc:date>
    <meta:template xlink:href="Normal" xlink:type="simple"/>
    <meta:editing-cycles>2</meta:editing-cycles>
    <meta:editing-duration>PT1200S</meta:editing-duration>
    <meta:document-statistic meta:page-count="3" meta:paragraph-count="1" meta:word-count="13" meta:character-count="87" meta:row-count="1" meta:non-whitespace-character-count="75"/>
  </office:meta>
</office:document-meta>
</file>